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re for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1Hifiberry Amp<text:tab/>2</text:p>
          <text:p text:style-name="P2">2Other<text:tab/>2</text:p>
          <text:p text:style-name="P3">2.1X400<text:tab/>2</text:p>
          <text:p text:style-name="P3">2.2Adafruit stereo amp MAX 9744<text:tab/>2</text:p>
          <text:p text:style-name="P2">3Appendix<text:tab/>3</text:p>
          <text:p text:style-name="P3">3.1Links<text:tab/>3</text:p>
        </text:index-body>
      </text:table-of-content>
      <text:p text:style-name="Standard"/>
      <text:h text:style-name="P4" text:outline-level="1">Hifiberry Amp</text:h>
      <text:h text:style-name="Heading_20_1" text:outline-level="1">Other</text:h>
      <text:h text:style-name="Heading_20_2" text:outline-level="2">X400</text:h>
      <text:p text:style-name="Text_20_body"><text:a xlink:type="simple" xlink:href="http://www.suptronics.com/Xseries/x400.html" text:style-name="Internet_20_link" text:visited-style-name="Visited_20_Internet_20_Link">http://www.suptronics.com/Xseries/x400.html</text:a> </text:p>
      <text:p text:style-name="Text_20_body">!! Install Hints</text:p>
      <text:p text:style-name="Text_20_body"/>
      <text:h text:style-name="Heading_20_2" text:outline-level="2">Adafruit stereo amp MAX 9744</text:h>
      <text:p text:style-name="Text_20_body"><text:a xlink:type="simple" xlink:href="https://www.adafruit.com/products/1752" text:style-name="Internet_20_link" text:visited-style-name="Visited_20_Internet_20_Link">https://www.adafruit.com/products/1752</text:a> </text:p>
      <text:p text:style-name="Text_20_body"/>
      <text:p text:style-name="Text_20_body"/>
      <text:h text:style-name="Heading_20_2" text:outline-level="2">QQ BoomBerry</text:h>
      <text:p text:style-name="Text_20_body">In overlay list … not found in internet</text:p>
      <text:p text:style-name="Text_20_body"/>
      <text:p text:style-name="Standard"/>
      <text:p text:style-name="Standard"/>
      <text:p text:style-name="Standard"/>
      <text:h text:style-name="P4" text:outline-level="1">Appendix</text:h>
      <text:h text:style-name="Heading_20_2" text:outline-level="2">Links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raspi_amp.odt</text:file-name><text:tab/><text:tab/><text:date style:data-style-name="N75" text:date-value="2016-04-16T11:59:55.91" text:fixed="true">16. Apr 2016</text:date> <text:time style:data-style-name="N40" text:time-value="2016-05-15T16:17:18.33">16:16</text:time></text:p>
      </style:header>
      <style:footer>
        <text:p text:style-name="Footer"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5-15T16:17:18.32</dc:date>
    <meta:editing-duration>PT31M45S</meta:editing-duration>
    <meta:editing-cycles>16</meta:editing-cycles>
    <meta:generator>OpenOffice/4.1.2$Win32 OpenOffice.org_project/412m3$Build-9782</meta:generator>
    <meta:document-statistic meta:table-count="0" meta:image-count="0" meta:object-count="0" meta:page-count="3" meta:paragraph-count="21" meta:word-count="63" meta:character-count="389"/>
  </office:meta>
</office:document-meta>
</file>